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rif" svg:font-family="serif"/>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6ea160" officeooo:paragraph-rsid="006ea160"/>
    </style:style>
    <style:style style:name="P2" style:family="paragraph" style:parent-style-name="Text_20_body">
      <style:text-properties officeooo:rsid="00145172" officeooo:paragraph-rsid="00145172"/>
    </style:style>
    <style:style style:name="P3" style:family="paragraph" style:parent-style-name="Text_20_body">
      <style:text-properties officeooo:rsid="0015aa03" officeooo:paragraph-rsid="0015aa03"/>
    </style:style>
    <style:style style:name="P4" style:family="paragraph" style:parent-style-name="Text_20_body">
      <style:text-properties officeooo:rsid="0018afb7" officeooo:paragraph-rsid="0018afb7"/>
    </style:style>
    <style:style style:name="P5" style:family="paragraph" style:parent-style-name="Text_20_body">
      <style:text-properties officeooo:rsid="001ba6d0" officeooo:paragraph-rsid="001ba6d0"/>
    </style:style>
    <style:style style:name="P6" style:family="paragraph" style:parent-style-name="Text_20_body">
      <style:text-properties officeooo:rsid="001d4731" officeooo:paragraph-rsid="001d4731"/>
    </style:style>
    <style:style style:name="P7" style:family="paragraph" style:parent-style-name="Text_20_body">
      <style:text-properties officeooo:rsid="00274d55" officeooo:paragraph-rsid="00274d55"/>
    </style:style>
    <style:style style:name="P8" style:family="paragraph" style:parent-style-name="Text_20_body">
      <style:text-properties officeooo:rsid="0032117c" officeooo:paragraph-rsid="00350553"/>
    </style:style>
    <style:style style:name="P9" style:family="paragraph" style:parent-style-name="Text_20_body">
      <style:text-properties officeooo:rsid="003eae34" officeooo:paragraph-rsid="003eae34"/>
    </style:style>
    <style:style style:name="P10" style:family="paragraph" style:parent-style-name="Text_20_body">
      <style:text-properties officeooo:rsid="004006eb" officeooo:paragraph-rsid="004006eb"/>
    </style:style>
    <style:style style:name="P11" style:family="paragraph" style:parent-style-name="Text_20_body">
      <style:text-properties officeooo:rsid="004b3ddd" officeooo:paragraph-rsid="0050330a"/>
    </style:style>
    <style:style style:name="P12" style:family="paragraph" style:parent-style-name="Text_20_body">
      <style:text-properties officeooo:rsid="0050330a" officeooo:paragraph-rsid="0050330a"/>
    </style:style>
    <style:style style:name="P13" style:family="paragraph" style:parent-style-name="Text_20_body">
      <style:text-properties officeooo:rsid="005d94c7" officeooo:paragraph-rsid="005d94c7"/>
    </style:style>
    <style:style style:name="P14" style:family="paragraph" style:parent-style-name="Text_20_body">
      <style:text-properties officeooo:rsid="0065bdb5" officeooo:paragraph-rsid="0065bdb5"/>
    </style:style>
    <style:style style:name="P15" style:family="paragraph" style:parent-style-name="Text_20_body">
      <style:text-properties officeooo:rsid="00189e7b" officeooo:paragraph-rsid="00189e7b"/>
    </style:style>
    <style:style style:name="P16" style:family="paragraph" style:parent-style-name="Text_20_body">
      <style:text-properties officeooo:paragraph-rsid="0071ebca"/>
    </style:style>
    <style:style style:name="P17" style:family="paragraph" style:parent-style-name="Text_20_body">
      <style:text-properties officeooo:rsid="006c6ba6" officeooo:paragraph-rsid="006c6ba6"/>
    </style:style>
    <style:style style:name="T1" style:family="text">
      <style:text-properties officeooo:rsid="006fc957"/>
    </style:style>
    <style:style style:name="T2" style:family="text">
      <style:text-properties officeooo:rsid="001207f6"/>
    </style:style>
    <style:style style:name="T3" style:family="text">
      <style:text-properties officeooo:rsid="00150e59"/>
    </style:style>
    <style:style style:name="T4" style:family="text">
      <style:text-properties officeooo:rsid="0015b108"/>
    </style:style>
    <style:style style:name="T5" style:family="text">
      <style:text-properties style:text-position="super 58%"/>
    </style:style>
    <style:style style:name="T6" style:family="text">
      <style:text-properties style:text-position="super 58%" officeooo:rsid="0015b108"/>
    </style:style>
    <style:style style:name="T7" style:family="text">
      <style:text-properties style:text-position="super 58%" officeooo:rsid="0066e746"/>
    </style:style>
    <style:style style:name="T8" style:family="text">
      <style:text-properties officeooo:rsid="001aa149"/>
    </style:style>
    <style:style style:name="T9" style:family="text">
      <style:text-properties officeooo:rsid="0020b755"/>
    </style:style>
    <style:style style:name="T10" style:family="text">
      <style:text-properties officeooo:rsid="00282c5d"/>
    </style:style>
    <style:style style:name="T11" style:family="text">
      <style:text-properties officeooo:rsid="00299ede"/>
    </style:style>
    <style:style style:name="T12" style:family="text">
      <style:text-properties officeooo:rsid="002b3a32"/>
    </style:style>
    <style:style style:name="T13" style:family="text">
      <style:text-properties officeooo:rsid="0032a310"/>
    </style:style>
    <style:style style:name="T14" style:family="text">
      <style:text-properties officeooo:rsid="003313db"/>
    </style:style>
    <style:style style:name="T15" style:family="text">
      <style:text-properties officeooo:rsid="00350553"/>
    </style:style>
    <style:style style:name="T16" style:family="text">
      <style:text-properties officeooo:rsid="00359654"/>
    </style:style>
    <style:style style:name="T17" style:family="text">
      <style:text-properties officeooo:rsid="003666b2"/>
    </style:style>
    <style:style style:name="T18" style:family="text">
      <style:text-properties officeooo:rsid="00385157"/>
    </style:style>
    <style:style style:name="T19" style:family="text">
      <style:text-properties officeooo:rsid="003bdef3"/>
    </style:style>
    <style:style style:name="T20" style:family="text">
      <style:text-properties officeooo:rsid="003c9ff8"/>
    </style:style>
    <style:style style:name="T21" style:family="text">
      <style:text-properties officeooo:rsid="0042998e"/>
    </style:style>
    <style:style style:name="T22" style:family="text">
      <style:text-properties officeooo:rsid="00447ef1"/>
    </style:style>
    <style:style style:name="T23" style:family="text">
      <style:text-properties officeooo:rsid="00493e2c"/>
    </style:style>
    <style:style style:name="T24" style:family="text">
      <style:text-properties officeooo:rsid="0050330a"/>
    </style:style>
    <style:style style:name="T25" style:family="text">
      <style:text-properties officeooo:rsid="00513cf6"/>
    </style:style>
    <style:style style:name="T26" style:family="text">
      <style:text-properties officeooo:rsid="0051b1ba"/>
    </style:style>
    <style:style style:name="T27" style:family="text">
      <style:text-properties officeooo:rsid="0058a8ec"/>
    </style:style>
    <style:style style:name="T28" style:family="text">
      <style:text-properties officeooo:rsid="005d94c7"/>
    </style:style>
    <style:style style:name="T29" style:family="text">
      <style:text-properties officeooo:rsid="005f5c99"/>
    </style:style>
    <style:style style:name="T30" style:family="text">
      <style:text-properties officeooo:rsid="0062c106"/>
    </style:style>
    <style:style style:name="T31" style:family="text">
      <style:text-properties officeooo:rsid="0064a456"/>
    </style:style>
    <style:style style:name="T32" style:family="text">
      <style:text-properties officeooo:rsid="006994db"/>
    </style:style>
    <style:style style:name="T33" style:family="text">
      <style:text-properties officeooo:rsid="006b310e"/>
    </style:style>
    <style:style style:name="T34" style:family="text">
      <style:text-properties style:font-name="serif" fo:font-size="11pt" style:font-size-asian="11pt" style:font-size-complex="11pt"/>
    </style:style>
    <style:style style:name="T35" style:family="text">
      <style:text-properties style:font-name="Liberation Serif1" fo:font-size="12pt" style:font-size-asian="12pt" style:font-size-complex="12pt"/>
    </style:style>
    <style:style style:name="T36" style:family="text">
      <style:text-properties officeooo:rsid="0071eb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Question 2<text:line-break/><text:span text:style-name="T2">Multi Fidelity Interaction with Displays On and Around the Body</text:span></text:p>
      <text:h text:style-name="Heading_20_1" text:outline-level="1"><text:span text:style-name="T8">I.</text:span> Interaction technique issues</text:h>
      <text:h text:style-name="Heading_20_2" text:outline-level="2"><text:span text:style-name="T8">1. </text:span>Social Acceptability</text:h>
      <text:p text:style-name="P2">The interaction<text:span text:style-name="T3">s</text:span> between the <text:span text:style-name="T3">devices</text:span> need to be carefully thought out, as some mid-air gestures might be considered weird or socially unacceptable.</text:p>
      <text:h text:style-name="Heading_20_2" text:outline-level="2"><text:span text:style-name="T8">2. </text:span>Context of Use</text:h>
      <text:p text:style-name="P5">Usage of all devices should be seamless and quick for the appropriate context of use. Otherwise, using solely smartphones and PCs will be more convenient.</text:p>
      <text:h text:style-name="Heading_20_2" text:outline-level="2"><text:span text:style-name="T8">3</text:span>. Intrusiveness</text:h>
      <text:p text:style-name="P3">Any worn device must be light and feel natural on the user’s body. <text:span text:style-name="T4">The power of its electromagnetic field must be minimum, so as not to harm the user’s health when combined with other devices they might have on their persona.</text:span><text:span text:style-name="T6">1</text:span></text:p>
      <text:h text:style-name="Heading_20_2" text:outline-level="2"><text:span text:style-name="T8">4. </text:span>Learning Curve</text:h>
      <text:p text:style-name="P4">The time it takes to become comfortable with the new interaction techniques is to be minimized. Interface usage should be intuitive, displays should not “block” real world objects, and no accidental activation should happen.</text:p>
      <text:h text:style-name="Heading_20_1" text:outline-level="1"><text:span text:style-name="T8">II.</text:span> Evaluation experiment</text:h>
      <text:p text:style-name="P6">In order to evaluate the interaction technique, I would use a mixed design <text:span text:style-name="T10">qualitative study</text:span> setup <text:span text:style-name="T9">to observe users’ performance on completing two low level tasks with a MultiFi system. The experiment will have </text:span>two independent variables: between-subjects <text:span text:style-name="T20">set of apparatuses used, within-subjects tasks to achieve. The dependent variables will be interaction time and errors.</text:span></text:p>
      <text:p text:style-name="P7">Twenty four volunteers<text:span text:style-name="T5">2</text:span> <text:span text:style-name="T11">are to be</text:span> selected as participants <text:span text:style-name="T12">for</text:span> the study. <text:span text:style-name="T12">Each participant must be either an iPhone user or an Android user with minimum exposure to Head Mounted Displays(HMD) and Smartwatches(SW).</text:span></text:p>
      <text:p text:style-name="P8"><text:span text:style-name="T14">Two sets of apparatuses are needed. Each set consists of a hand-held device with high input/output fidelity, a wrist-worn device with low I/O fidelity, and a HMD again with low I/O fidelity. Example </text:span><text:soft-page-break/><text:span text:style-name="T14">apparatus sets to use are</text:span>:<text:line-break/><text:span text:style-name="T15">Android – ASUS ZenFone3 (ZE552KL)</text:span>, <text:span text:style-name="T13">ASUS ZenWatch2 (WI501Q)</text:span>, Vuzix M100;<text:line-break/><text:span text:style-name="T15">iOS –</text:span> iPhone<text:span text:style-name="T16">6</text:span>S <text:span text:style-name="T17">(A1688)</text:span>, AppleWatch<text:span text:style-name="T18">3 (A1889)</text:span>, <text:span text:style-name="T19">Vuzix M100</text:span>.<text:line-break/><text:span text:style-name="T19">Note that the Vuzix M100 has support for both Android and iOS.</text:span></text:p>
      <text:p text:style-name="P9">No material <text:span text:style-name="T21">has</text:span> to be given to the participants.</text:p>
      <text:p text:style-name="P10">I propose the following procedure in evaluating the interaction technique. <text:span text:style-name="T23">D</text:span>ivide the participants in two groups of 12 (an Android group and an iOS group). <text:span text:style-name="T22">Each group is assigned the appropriate apparatus set. Six participant of each group do task A then task B and the other six do B then A. Participants are debriefed and compensated £5 for their time.</text:span></text:p>
      <text:p text:style-name="P11">Task A is to select <text:span text:style-name="T24">(via SW)</text:span> one of predefined locations on a map and follow directions to it <text:span text:style-name="T24">(seen via HMD)</text:span>.<text:line-break/>Task B is to read a received message <text:span text:style-name="T24">(scroll via SW)</text:span> and write a response <text:span text:style-name="T25">(type via hand-held)</text:span>. <text:span text:style-name="T25">All text is seen on the HMD.</text:span></text:p>
      <text:p text:style-name="P12">Asymmetrical skill transfer is suspected to happen <text:span text:style-name="T27">should</text:span> participants <text:span text:style-name="T26">get well acquainted with system’s information presentation. Latin squares are used to balance out, resulting in the procedure above.</text:span></text:p>
      <text:h text:style-name="Heading_20_1" text:outline-level="1"><text:span text:style-name="T8">III</text:span>. Threats to validity</text:h>
      <text:p text:style-name="P13">Separating the groups might lead to Compensatory Rivalry or Resentful <text:span text:style-name="T31">Demoraliza</text:span>tion<text:span text:style-name="T5">3 </text:span><text:span text:style-name="T29">in internal validity.</text:span></text:p>
      <text:p text:style-name="P14">The conditions in the study environment might influence the results (task A) and thus lead to Reactive effects of the experimental arrangement<text:span text:style-name="T7">4</text:span>.</text:p>
      <text:h text:style-name="Heading_20_1" text:outline-level="1">References</text:h>
      <text:p text:style-name="P15">1. <text:span text:style-name="T32">Scientific Committee on Emerging and Newly Identified Health Risks<text:line-break/></text:span>Possible effects of Electromagnetic Fields (EMF) on Human Health.<text:line-break/><text:a xlink:type="simple" xlink:href="https://ec.europa.eu/health/ph_risk/committees/04_scenihr/docs/scenihr_o_006.pdf" text:style-name="Internet_20_link" text:visited-style-name="Visited_20_Internet_20_Link">https://ec.europa.eu/health/ph_risk/committees/04_scenihr/docs/scenihr_o_006.pdf</text:a></text:p>
      <text:p text:style-name="P7">2. <text:span text:style-name="T33">National Centre for Research Methods<text:line-break/></text:span>How many qualitative interviews is enough?<text:line-break/><text:a xlink:type="simple" xlink:href="http://eprints.ncrm.ac.uk/2273/4/how_many_interviews.pdf" text:style-name="Internet_20_link" text:visited-style-name="Visited_20_Internet_20_Link">http://eprints.ncrm.ac.uk/2273/4/how_many_interviews.pdf</text:a></text:p>
      <text:p text:style-name="P16"><text:span text:style-name="T28">3. </text:span><text:span text:style-name="T35">James H. McMillan<text:line-break/>Randomized Field Trials and Internal Validity: <text:s/>Not So Fast My Friend</text:span><text:span text:style-name="T34"> </text:span><text:span text:style-name="T30"><text:line-break/></text:span><text:a xlink:type="simple" xlink:href="http://pareonline.net/pdf/v12n15.pdf" text:style-name="Internet_20_link" text:visited-style-name="Visited_20_Internet_20_Link"><text:span text:style-name="T30">http://pareonline.net/pdf/v12n15.pdf</text:span></text:a></text:p>
      <text:p text:style-name="P16"><text:span text:style-name="T30">4. Charles D. Hale, Douglas Astolfi<text:line-break/>Evaluating, Education and Training Services, Chapter 7 Evaluation Research Design: Critical Issues<text:line-break/></text:span><text:a xlink:type="simple" xlink:href="http://charlesdennishale.org/Evaluating-Education-and-Training-Services/7-EETS-Evaluation-Research-Design-Critical-Issues-3.0.pdf" text:style-name="Internet_20_link" text:visited-style-name="Visited_20_Internet_20_Link"><text:span text:style-name="T30">http://charlesdennishale.org/Evaluating-Education-and-Training-Services/7-EETS-Evaluation-Research-Design-Critical-Issues-3.0.pdf</text:span></text:a></text:p>
      <text:p text:style-name="P17"><text:soft-page-break/>5. <text:span text:style-name="T36">Pawel Piejko on Device Atlas</text:span><text:line-break/><text:span text:style-name="T36">Top 5 m</text:span>ost popular smartphones <text:span text:style-name="T36">across the globe in 2016</text:span><text:line-break/><text:a xlink:type="simple" xlink:href="https://deviceatlas.com/blog/most-popular-smartphones-2016" text:style-name="Internet_20_link" text:visited-style-name="Visited_20_Internet_20_Link">https://deviceatlas.com/blog/most-popular-smartphones-201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rif" svg:font-family="serif"/>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ea160" officeooo:paragraph-rsid="006ea160"/>
    </style:style>
    <style:style style:name="MT1" style:family="text">
      <style:text-properties officeooo:rsid="006fc95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3106 Practical 2<text:tab/>150009974<text:tab/>22 Nov <text:span text:style-name="MT1">2017</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8T15:40:27.594487954</meta:creation-date>
    <dc:date>2017-11-21T16:45:57.725623943</dc:date>
    <meta:editing-duration>PT7H13M12S</meta:editing-duration>
    <meta:editing-cycles>73</meta:editing-cycles>
    <meta:generator>LibreOffice/5.2.7.2$Linux_X86_64 LibreOffice_project/20$Build-2</meta:generator>
    <meta:document-statistic meta:table-count="0" meta:image-count="0" meta:object-count="0" meta:page-count="3" meta:paragraph-count="28" meta:word-count="585" meta:character-count="4015" meta:non-whitespace-character-count="3454"/>
  </office:meta>
</office:document-meta>
</file>